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.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TimerTask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.Scheduler( boolean 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.reschedule( SchedulerTask task , Schedule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dulerTimerTask.SchedulerTimerTask( SchedulerTask task , Schedul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duler.schedule( SchedulerTask task , Schedule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